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Практическая работа №2. Создание тест-кейсов</text:h>
      <text:section text:style-name="Sect1" text:name="intro">
        <text:p text:style-name="Text_20_body">Цель работы: освоить принципы формирования и оформления тест-кейсов.</text:p>
        <text:p text:style-name="Text_20_body">Задание: Для заданного программного продукта (см. приложение) сформировать:</text:p>
        <text:list xml:id="list1761456446" text:style-name="L1">
          <text:list-item>
            <text:p text:style-name="P2">чек-лист тестируемых функциональных возможностей;  </text:p>
          </text:list-item>
          <text:list-item>
            <text:p text:style-name="P2">набор тест-кейсов в соответствии с чек-листом; </text:p>
          </text:list-item>
          <text:list-item>
            <text:p text:style-name="P1">результаты ручного тестирования в соответсвии с тест-кейсами. </text:p>
          </text:list-item>
        </text:list>
        <text:p text:style-name="Text_20_body">Работу организовать в группах 2-3 человека: чек-лист <text:span text:style-name="Strong_20_Emphasis">общий, </text:span>разделяется пропорционально между участниками команды. Тестирование по тест-кейсам проводит <text:span text:style-name="Strong_20_Emphasis">НЕ</text:span> автор тест-кейса.</text:p>
        <text:p text:style-name="Text_20_body">Предполагается, что тесты:</text:p>
        <text:list xml:id="list3530539544" text:style-name="L2">
          <text:list-item>
            <text:p text:style-name="P4">уровня acceptance </text:p>
          </text:list-item>
          <text:list-item>
            <text:p text:style-name="P4">как позитивные, так и негативные </text:p>
          </text:list-item>
          <text:list-item>
            <text:p text:style-name="P4">нацелены на проверку функциональности, определяемой пользовательским интерфейсом </text:p>
          </text:list-item>
          <text:list-item>
            <text:p text:style-name="P3">используют, преимущественно, техники тестирования классов эквивалентности и пограничных значений. </text:p>
          </text:list-item>
        </text:list>
        <text:p text:style-name="Text_20_body">Содержание отчёта:</text:p>
        <text:list xml:id="list1263978083" text:style-name="L3">
          <text:list-item>
            <text:p text:style-name="P6">краткое описание продукта и цели работы </text:p>
          </text:list-item>
          <text:list-item>
            <text:p text:style-name="P6">чек-лист тестирования </text:p>
          </text:list-item>
          <text:list-item>
            <text:p text:style-name="P6">тест-кейсы, объединённые тестовые сценарии </text:p>
          </text:list-item>
          <text:list-item>
            <text:p text:style-name="P5">результаты ручного тестирования. </text:p>
          </text:list-item>
        </text:list>
        <text:p text:style-name="Text_20_body">Примерный объём работы: 15-25 тест-кейсов на каждого человека.</text:p>
        <text:p text:style-name="Text_20_body">ПРИМЕЧАНИЕ: в случае, если продукт является open source проектом, найденные проблемы поместить в issue tracker продукта. В случае принятия issue в работу командой продукта, автору тест-кейса и человеку, обнаружившему проблему в ходе тестирования, будут начислены "премиальные" баллы в семестре.</text:p>
        <text:p text:style-name="Text_20_body"> В приложении находятся ссылки на варианты продуктов и на полезные ресурсы.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1T15:15:46.654666329</meta:creation-date>
    <dc:date>2025-01-31T15:15:53.988829020</dc:date>
    <meta:editing-duration>PT7S</meta:editing-duration>
    <meta:editing-cycles>1</meta:editing-cycles>
    <meta:document-statistic meta:table-count="0" meta:image-count="0" meta:object-count="0" meta:page-count="1" meta:paragraph-count="20" meta:word-count="170" meta:character-count="1376" meta:non-whitespace-character-count="1224"/>
    <meta:generator>LibreOffice/7.3.7.2$Linux_X86_64 LibreOffice_project/30$Build-2</meta:generator>
  </office:meta>
</office:document-meta>
</file>